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1e90ff"/>
    </style:style>
    <style:style style:name="gr2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  <style:style style:name="gr3" style:family="graphic" style:parent-style-name="standard">
      <style:graphic-properties svg:stroke-width="0.1cm" draw:fill-color="#ffffff"/>
    </style:style>
    <style:style style:name="gr4" style:family="graphic" style:parent-style-name="standard">
      <style:graphic-properties svg:stroke-width="0.1cm" draw:fill-color="#0000ff"/>
    </style:style>
  </office:automatic-styles>
  <office:body>
    <office:drawing>
      <draw:page draw:name="page1" draw:style-name="dp1" draw:master-page-name="Default">
        <draw:g>
          <draw:glue-point draw:id="4" svg:x="-5cm" svg:y="2.5cm"/>
          <draw:glue-point draw:id="5" svg:x="-2.5cm" svg:y="-2.5cm"/>
          <draw:glue-point draw:id="6" svg:x="5cm" svg:y="-2.5cm"/>
          <draw:glue-point draw:id="7" svg:x="5cm" svg:y="5cm"/>
          <draw:glue-point draw:id="8" svg:x="-5cm" svg:y="5cm"/>
          <draw:glue-point draw:id="9" svg:x="-3.75cm" svg:y="0cm"/>
          <draw:glue-point draw:id="10" svg:x="1.25cm" svg:y="-2.5cm"/>
          <draw:glue-point draw:id="11" svg:x="5cm" svg:y="1.25cm"/>
          <draw:glue-point draw:id="12" svg:x="0cm" svg:y="5cm"/>
          <draw:glue-point draw:id="13" svg:x="-2.5cm" svg:y="-5cm"/>
          <draw:glue-point draw:id="14" svg:x="5cm" svg:y="-2.5cm"/>
          <draw:glue-point draw:id="15" svg:x="-2.5cm" svg:y="-2.5cm"/>
          <draw:glue-point draw:id="16" svg:x="-2.5cm" svg:y="-3.75cm"/>
          <draw:glue-point draw:id="17" svg:x="5cm" svg:y="-5cm"/>
          <draw:glue-point draw:id="18" svg:x="5cm" svg:y="-3.75cm"/>
          <draw:glue-point draw:id="19" svg:x="1.25cm" svg:y="-2.5cm"/>
          <draw:glue-point draw:id="20" svg:x="1.25cm" svg:y="-5cm"/>
          <draw:glue-point draw:id="21" svg:x="-4.5cm" svg:y="-0.453cm"/>
          <draw:glue-point draw:id="22" svg:x="-3.578cm" svg:y="-2.344cm"/>
          <draw:glue-point draw:id="23" svg:x="-2.938cm" svg:y="-1.765cm"/>
          <draw:glue-point draw:id="24" svg:x="-4.578cm" svg:y="1.438cm"/>
          <draw:glue-point draw:id="25" svg:x="-4.039cm" svg:y="-1.399cm"/>
          <draw:glue-point draw:id="26" svg:x="-3.258cm" svg:y="-2.055cm"/>
          <draw:glue-point draw:id="27" svg:x="-3.758cm" svg:y="-0.164cm"/>
          <draw:polygon draw:style-name="gr1" draw:layer="layout" svg:width="6cm" svg:height="1.5cm" svg:x="0cm" svg:y="0.5cm" svg:viewBox="0 0 6001 1501" draw:points="0,1000 1500,0 6001,0 6001,1501 0,1501">
            <text:p/>
          </draw:polygon>
          <draw:polygon draw:style-name="gr2" draw:layer="layout" svg:width="6cm" svg:height="1.5cm" svg:x="0cm" svg:y="0.5cm" svg:viewBox="0 0 6001 1501" draw:points="0,1000 1500,0 6001,0 6001,1501 0,1501">
            <text:p/>
          </draw:polygon>
          <draw:rect draw:style-name="gr3" draw:layer="layout" svg:width="4.5cm" svg:height="0.5cm" svg:x="1.5cm" svg:y="0cm">
            <text:p/>
          </draw:rect>
          <draw:rect draw:style-name="gr2" draw:layer="layout" svg:width="4.5cm" svg:height="0.5cm" svg:x="1.5cm" svg:y="0cm">
            <text:p/>
          </draw:rect>
          <draw:polygon draw:style-name="gr4" draw:layer="layout" svg:width="0.984cm" svg:height="0.756cm" svg:x="0.253cm" svg:y="0.531cm" svg:viewBox="0 0 985 757" draw:points="49,403 591,0 985,100 0,757">
            <text:p/>
          </draw:polygon>
          <draw:polygon draw:style-name="gr2" draw:layer="layout" svg:width="0.984cm" svg:height="0.756cm" svg:x="0.253cm" svg:y="0.531cm" svg:viewBox="0 0 985 757" draw:points="49,403 591,0 985,100 0,757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hem-Widgets - stirplate</dc:title>
    <meta:creation-date>2011-02-07T17:16:05</meta:creation-date>
    <meta:editing-duration>P0D</meta:editing-duration>
    <meta:editing-cycles>1</meta:editing-cycles>
    <meta:document-statistic meta:object-count="7"/>
    <meta:generator>OpenOffice.org/3.3$Linux OpenOffice.org_project/330m20$Build-9567</meta:generator>
  </office:meta>
</office:document-meta>
</file>